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1.506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345cm"/>
    </style:style>
    <style:style style:name="co11" style:family="table-column">
      <style:table-column-properties fo:break-before="auto" style:column-width="0.762cm"/>
    </style:style>
    <style:style style:name="co12" style:family="table-column">
      <style:table-column-properties fo:break-before="auto" style:column-width="0.626cm"/>
    </style:style>
    <style:style style:name="co13" style:family="table-column">
      <style:table-column-properties fo:break-before="auto" style:column-width="0.734cm"/>
    </style:style>
    <style:style style:name="co14" style:family="table-column">
      <style:table-column-properties fo:break-before="auto" style:column-width="4.23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1.98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d addr</text:p>
          </table:table-cell>
          <table:table-cell office:value-type="string">
            <text:p>d-&gt;index</text:p>
          </table:table-cell>
          <table:table-cell office:value-type="string">
            <text:p>d-&gt;state</text:p>
          </table:table-cell>
          <table:table-cell office:value-type="string">
            <text:p>d-&gt;nest</text:p>
          </table:table-cell>
          <table:table-cell office:value-type="string">
            <text:p>d-&gt;numval</text:p>
          </table:table-cell>
          <table:table-cell office:value-type="string">
            <text:p>d-&gt;token_index</text:p>
          </table:table-cell>
          <table:table-cell office:value-type="string">
            <text:p>d-&gt;element_index</text:p>
          </table:table-cell>
          <table:table-cell/>
          <table:table-cell office:value-type="string">
            <text:p>p addr</text:p>
          </table:table-cell>
          <table:table-cell office:value-type="string">
            <text:p>p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i</text:p>
          </table:table-cell>
          <table:table-cell/>
          <table:table-cell office:value-type="string">
            <text:p>d addr</text:p>
          </table:table-cell>
          <table:table-cell office:value-type="string">
            <text:p>d-&gt;index</text:p>
          </table:table-cell>
          <table:table-cell office:value-type="string">
            <text:p>d-&gt;state</text:p>
          </table:table-cell>
          <table:table-cell office:value-type="string">
            <text:p>d-&gt;nest</text:p>
          </table:table-cell>
          <table:table-cell office:value-type="string">
            <text:p>d-&gt;numval</text:p>
          </table:table-cell>
          <table:table-cell office:value-type="string">
            <text:p>d-&gt;token_index</text:p>
          </table:table-cell>
          <table:table-cell office:value-type="string">
            <text:p>d-&gt;element_index</text:p>
          </table:table-cell>
        </table:table-row>
        <table:table-row table:style-name="ro1">
          <table:table-cell office:value-type="string">
            <text:p>0x7fffffffde20</text:p>
          </table:table-cell>
          <table:table-cell office:value-type="float" office:value="0">
            <text:p>0</text:p>
          </table:table-cell>
          <table:table-cell office:value-type="string">
            <text:p>00010000000000000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0x640b10</text:p>
          </table:table-cell>
          <table:table-cell office:value-type="string">
            <text:p>F2 FA A5 ccnx 00 FA A5 ping 00 00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20</text:p>
          </table:table-cell>
          <table:table-cell office:value-type="float" office:value="1">
            <text:p>1</text:p>
          </table:table-cell>
          <table:table-cell office:value-type="string">
            <text:p>010100000010000000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0x7fffffffde20</text:p>
          </table:table-cell>
          <table:table-cell office:value-type="float" office:value="1">
            <text:p>1</text:p>
          </table:table-cell>
          <table:table-cell office:value-type="string">
            <text:p>010100000010000000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0x640b11 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20</text:p>
          </table:table-cell>
          <table:table-cell office:value-type="float" office:value="2">
            <text:p>2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0x7fffffffde20</text:p>
          </table:table-cell>
          <table:table-cell office:value-type="float" office:value="2">
            <text:p>2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0x640b12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20</text:p>
          </table:table-cell>
          <table:table-cell office:value-type="float" office:value="3">
            <text:p>3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ffffde20</text:p>
          </table:table-cell>
          <table:table-cell office:value-type="float" office:value="3">
            <text:p>3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x640b13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0x7fffffffde20</text:p>
          </table:table-cell>
          <table:table-cell office:value-type="float" office:value="8">
            <text:p>8</text:p>
          </table:table-cell>
          <table:table-cell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x7fffffffde20</text:p>
          </table:table-cell>
          <table:table-cell office:value-type="float" office:value="8">
            <text:p>8</text:p>
          </table:table-cell>
          <table:table-cell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x640b18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20</text:p>
          </table:table-cell>
          <table:table-cell office:value-type="float" office:value="9">
            <text:p>9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</table:table-row>
        <table:table-row table:style-name="ro2">
          <table:table-cell office:value-type="string">
            <text:p>0x7fffffffde20</text:p>
          </table:table-cell>
          <table:table-cell office:value-type="float" office:value="9">
            <text:p>9</text:p>
          </table:table-cell>
          <table:table-cell office:value-type="string">
            <text:p>010100000010000000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0x640b19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20</text:p>
          </table:table-cell>
          <table:table-cell office:value-type="float" office:value="10">
            <text:p>10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0x7fffffffde20</text:p>
          </table:table-cell>
          <table:table-cell office:value-type="float" office:value="10">
            <text:p>10</text:p>
          </table:table-cell>
          <table:table-cell office:value-type="string">
            <text:p>10110000000000001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x640b1a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0x7fffffffde20</text:p>
          </table:table-cell>
          <table:table-cell office:value-type="float" office:value="15">
            <text:p>15</text:p>
          </table:table-cell>
          <table:table-cell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0x7fffffffde20</text:p>
          </table:table-cell>
          <table:table-cell office:value-type="float" office:value="15">
            <text:p>15</text:p>
          </table:table-cell>
          <table:table-cell table:style-name="ce1" office:value-type="string">
            <text:p>11110000000000000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x640b1f 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20</text:p>
          </table:table-cell>
          <table:table-cell office:value-type="float" office:value="16">
            <text:p>16</text:p>
          </table:table-cell>
          <table:table-cell office:value-type="string">
            <text:p>111100000000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0x7fffffffde20</text:p>
          </table:table-cell>
          <table:table-cell office:value-type="float" office:value="16">
            <text:p>16</text:p>
          </table:table-cell>
          <table:table-cell table:style-name="ce1" office:value-type="string">
            <text:p>111100000000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0x640b2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0x7fffffffde20</text:p>
          </table:table-cell>
          <table:table-cell office:value-type="float" office:value="16">
            <text:p>16</text:p>
          </table:table-cell>
          <table:table-cell office:value-type="string">
            <text:p>000100000000000000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>
            <text:p>0x7fffffffde60</text:p>
          </table:table-cell>
          <table:table-cell office:value-type="float" office:value="0">
            <text:p>0</text:p>
          </table:table-cell>
          <table:table-cell office:value-type="string">
            <text:p>00010000000000000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0x640b18</text:p>
          </table:table-cell>
          <table:table-cell office:value-type="string">
            <text:p>FA A5 ping 00 00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60</text:p>
          </table:table-cell>
          <table:table-cell office:value-type="float" office:value="1">
            <text:p>1</text:p>
          </table:table-cell>
          <table:table-cell office:value-type="string">
            <text:p>010100000010000000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0x7fffffffde60</text:p>
          </table:table-cell>
          <table:table-cell office:value-type="float" office:value="1">
            <text:p>1</text:p>
          </table:table-cell>
          <table:table-cell office:value-type="string">
            <text:p>010100000010000000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0x640b19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0x7fffffffde60</text:p>
          </table:table-cell>
          <table:table-cell office:value-type="float" office:value="2">
            <text:p>2</text:p>
          </table:table-cell>
          <table:table-cell office:value-type="string">
            <text:p>10110000000000001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2"/>
        </table:table-row>
        <table:table-row table:style-name="ro1">
          <table:table-cell office:value-type="string">
            <text:p>0x7fffffffde50</text:p>
          </table:table-cell>
          <table:table-cell office:value-type="float" office:value="0">
            <text:p>0</text:p>
          </table:table-cell>
          <table:table-cell office:value-type="string">
            <text:p>000100000000000000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0x6402d0 </text:p>
          </table:table-cell>
          <table:table-cell office:value-type="string">
            <text:p>F2 FA A5 ccnx 00 FA A5 ping 00 00</text:p>
          </table:table-cell>
          <table:table-cell/>
          <table:table-cell office:value-type="float" office:value="16">
            <text:p>16</text:p>
          </table:table-cell>
          <table:table-cell table:number-columns-repeated="10"/>
        </table:table-row>
        <table:table-row table:style-name="ro2" table:number-rows-repeated="1048560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g Tang</meta:initial-creator>
    <meta:creation-date>2013-05-15T21:41:08</meta:creation-date>
    <dc:date>2013-05-16T00:11:59</dc:date>
    <dc:creator>Tang Tang</dc:creator>
    <meta:editing-duration>PT1H24M31S</meta:editing-duration>
    <meta:editing-cycles>1</meta:editing-cycles>
    <meta:document-statistic meta:table-count="3" meta:cell-count="217" meta:object-count="0"/>
    <meta:generator>LibreOffice/3.5$Linux_X86_64 LibreOffice_project/350m1$Build-2</meta:generator>
  </office:meta>
</office:document-meta>
</file>